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9"/>
        <table:table-row table:style-name="ro1">
          <table:table-cell table:style-name="Default"/>
          <table:table-cell table:style-name="ce2" table:number-columns-repeated="3"/>
          <table:table-cell table:style-name="ce3" office:value-type="string" table:number-columns-spanned="4" table:number-rows-spanned="1">
            <text:p>Source</text:p>
          </table:table-cell>
          <table:covered-table-cell table:number-columns-repeated="3" table:style-name="ce2"/>
          <table:table-cell table:style-name="ce2" table:number-columns-repeated="3"/>
          <table:table-cell table:style-name="ce8" office:value-type="string" table:number-columns-spanned="2" table:number-rows-spanned="1">
            <text:p>Train size</text:p>
          </table:table-cell>
          <table:covered-table-cell table:style-name="ce8"/>
          <table:table-cell table:style-name="ce8" office:value-type="string" table:number-columns-spanned="2" table:number-rows-spanned="1">
            <text:p>Test size</text:p>
          </table:table-cell>
          <table:covered-table-cell table:style-name="ce8"/>
          <table:table-cell table:style-name="Default"/>
        </table:table-row>
        <table:table-row table:style-name="ro1">
          <table:table-cell table:style-name="Default"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4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  <table:table-cell office:value-type="float" office:value="2912">
            <text:p>2912</text:p>
          </table:table-cell>
          <table:table-cell office:value-type="float" office:value="111669">
            <text:p>111669</text:p>
          </table:table-cell>
          <table:table-cell office:value-type="float" office:value="131">
            <text:p>131</text:p>
          </table:table-cell>
          <table:table-cell office:value-type="float" office:value="5124">
            <text:p>5124</text:p>
          </table:table-cell>
          <table:table-cell table:formula="of:=([.M3]+[.O3])/([.L3]+[.N3])" office:value-type="float" office:value="38.3808741373644">
            <text:p>38,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table:style-name="ce4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only, cite article, do not distribute, signed by Dan/UMD</text:p>
          </table:table-cell>
          <table:table-cell/>
          <table:table-cell office:value-type="float" office:value="12823">
            <text:p>12823</text:p>
          </table:table-cell>
          <table:table-cell office:value-type="float" office:value="190217">
            <text:p>190217</text:p>
          </table:table-cell>
          <table:table-cell office:value-type="float" office:value="398">
            <text:p>398</text:p>
          </table:table-cell>
          <table:table-cell office:value-type="float" office:value="5934">
            <text:p>5934</text:p>
          </table:table-cell>
          <table:table-cell table:formula="of:=([.M4]+[.O4])/([.L4]+[.N4])" office:value-type="float" office:value="14.8363210044626">
            <text:p>14,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/>
          <table:table-cell table:number-columns-repeated="4"/>
          <table:table-cell table:formula="of:=([.M5]+[.O5])/([.L5]+[.N5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/>
          <table:table-cell table:number-columns-repeated="4"/>
          <table:table-cell table:formula="of:=([.M6]+[.O6])/([.L6]+[.N6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4"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CoNLL 2006 comes from PDT 1.0. CoNLL 2007 and 2009 come from PDT 2.0.</text:p>
          </table:table-cell>
          <table:table-cell office:value-type="float" office:value="25364">
            <text:p>25364</text:p>
          </table:table-cell>
          <table:table-cell office:value-type="float" office:value="432296">
            <text:p>432296</text:p>
          </table:table-cell>
          <table:table-cell office:value-type="float" office:value="286">
            <text:p>286</text:p>
          </table:table-cell>
          <table:table-cell office:value-type="float" office:value="4724">
            <text:p>4724</text:p>
          </table:table-cell>
          <table:table-cell table:formula="of:=([.M7]+[.O7])/([.L7]+[.N7])" office:value-type="float" office:value="17.0378167641326">
            <text:p>17,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table:style-name="ce4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GPL</text:p>
          </table:table-cell>
          <table:table-cell/>
          <table:table-cell office:value-type="float" office:value="5190">
            <text:p>5190</text:p>
          </table:table-cell>
          <table:table-cell office:value-type="float" office:value="94386">
            <text:p>94386</text:p>
          </table:table-cell>
          <table:table-cell office:value-type="float" office:value="322">
            <text:p>322</text:p>
          </table:table-cell>
          <table:table-cell office:value-type="float" office:value="5852">
            <text:p>5852</text:p>
          </table:table-cell>
          <table:table-cell table:formula="of:=([.M8]+[.O8])/([.L8]+[.N8])" office:value-type="float" office:value="18.1854136429608">
            <text:p>18,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non-profit research</text:p>
          </table:table-cell>
          <table:table-cell/>
          <table:table-cell table:number-columns-repeated="4"/>
          <table:table-cell table:formula="of:=([.M9]+[.O9])/([.L9]+[.N9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table:style-name="ce5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0]+[.O10])/([.L10]+[.N10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LDC</text:p>
          </table:table-cell>
          <table:table-cell/>
          <table:table-cell table:number-columns-repeated="4"/>
          <table:table-cell table:formula="of:=([.M11]+[.O11])/([.L11]+[.N11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/>
          <table:table-cell table:number-columns-repeated="4"/>
          <table:table-cell table:formula="of:=([.M12]+[.O12])/([.L12]+[.N12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table:style-name="ce5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3]+[.O13])/([.L13]+[.N13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/>
          <table:table-cell table:number-columns-repeated="4"/>
          <table:table-cell table:formula="of:=([.M14]+[.O14])/([.L14]+[.N14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/>
          <table:table-cell table:number-columns-repeated="4"/>
          <table:table-cell table:formula="of:=([.M15]+[.O15])/([.L15]+[.N15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/>
          <table:table-cell table:number-columns-repeated="4"/>
          <table:table-cell table:formula="of:=([.M16]+[.O16])/([.L16]+[.N16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table:number-columns-repeated="4"/>
          <table:table-cell table:formula="of:=([.M17]+[.O17])/([.L17]+[.N17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office:value-type="string">
            <text:p>YES: Verbmobil</text:p>
          </table:table-cell>
          <table:table-cell/>
          <table:table-cell table:style-name="ce5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5" office:value-type="string">
            <text:p>2009 data is different and its license expired (shared task only)</text:p>
          </table:table-cell>
          <table:table-cell table:number-columns-repeated="4"/>
          <table:table-cell table:formula="of:=([.M18]+[.O18])/([.L18]+[.N18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/>
          <table:table-cell table:number-columns-repeated="4"/>
          <table:table-cell table:formula="of:=([.M19]+[.O19])/([.L19]+[.N19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  <table:table-cell table:number-columns-repeated="4"/>
          <table:table-cell table:formula="of:=([.M20]+[.O20])/([.L20]+[.N20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t</text:p>
          </table:table-cell>
          <table:table-cell office:value-type="string">
            <text:p>Portugese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freely downloadable</text:p>
          </table:table-cell>
          <table:table-cell/>
          <table:table-cell table:number-columns-repeated="4"/>
          <table:table-cell table:formula="of:=([.M21]+[.O21])/([.L21]+[.N21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Syntagrus?</text:p>
          </table:table-cell>
          <table:table-cell table:style-name="ce6"/>
          <table:table-cell office:value-type="string">
            <text:p>Probably OK</text:p>
          </table:table-cell>
          <table:table-cell office:value-type="string">
            <text:p>Dan got in 2006 a copy from Igor Boguslavskij and promised to let him know about interesting outcomes.</text:p>
          </table:table-cell>
          <table:table-cell table:number-columns-repeated="4"/>
          <table:table-cell table:formula="of:=([.M22]+[.O22])/([.L22]+[.N22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/>
          <table:table-cell table:number-columns-repeated="4"/>
          <table:table-cell table:formula="of:=([.M23]+[.O23])/([.L23]+[.N23])" office:value-type="float" office:value="0">
            <text:p>#DIV/0!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and education, cite article</text:p>
          </table:table-cell>
          <table:table-cell/>
          <table:table-cell table:number-columns-repeated="4"/>
          <table:table-cell table:formula="of:=([.M24]+[.O24])/([.L24]+[.N24])" office:value-type="float" office:value="0">
            <text:p>#DIV/0!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TamilTB</text:p>
          </table:table-cell>
          <table:table-cell/>
          <table:table-cell office:value-type="string">
            <text:p>OK: ours</text:p>
          </table:table-cell>
          <table:table-cell/>
          <table:table-cell table:number-columns-repeated="4"/>
          <table:table-cell table:formula="of:=([.M25]+[.O25])/([.L25]+[.N25])" office:value-type="float" office:value="0">
            <text:p>#DIV/0!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/>
          <table:table-cell table:number-columns-repeated="4"/>
          <table:table-cell table:formula="of:=([.M26]+[.O26])/([.L26]+[.N26])" office:value-type="float" office:value="0">
            <text:p>#DIV/0!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table:number-columns-repeated="4"/>
          <table:table-cell table:formula="of:=([.M27]+[.O27])/([.L27]+[.N27])" office:value-type="float" office:value="0">
            <text:p>#DIV/0!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/>
          <table:table-cell table:number-columns-repeated="2" office:value-type="string">
            <text:p>YES: Sinica</text:p>
          </table:table-cell>
          <table:table-cell office:value-type="string">
            <text:p>YES: Penn</text:p>
          </table:table-cell>
          <table:table-cell/>
          <table:table-cell office:value-type="string">
            <text:p>YES</text:p>
          </table:table-cell>
          <table:table-cell table:style-name="ce7" office:value-type="string">
            <text:p>OK: ÚFAL has bought a license, Pavel Straňák was the negotiating person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  <table:table-cell table:number-columns-repeated="4"/>
          <table:table-cell table:formula="of:=([.M28]+[.O28])/([.L28]+[.N28])" office:value-type="float" office:value="0">
            <text:p>#DIV/0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28.06.2011</text:date>, <text:time>15:2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6-28T15:27:11.89</dc:date>
    <dc:creator>Daniel Zeman</dc:creator>
    <meta:editing-duration>PT3H51M33S</meta:editing-duration>
    <meta:editing-cycles>15</meta:editing-cycles>
    <meta:generator>OpenOffice.org/3.3$Win32 OpenOffice.org_project/330m20$Build-9567</meta:generator>
    <meta:document-statistic meta:table-count="1" meta:cell-count="329" meta:object-count="0"/>
  </office:meta>
</office:document-meta>
</file>